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35d" officeooo:paragraph-rsid="00127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Google GFS</text:p>
      <text:p text:style-name="P1">O sistema de arquivos distribuído da Google usa um sistema de monitoramento que verifica constantemente a saúde dos nós de armazenamento e dos servidores. Em caso de falhas, os nós podem se recuperar com backups.</text:p>
      <text:p text:style-name="P1"/>
      <text:p text:style-name="P1">2) Apache Hadoop</text:p>
      <text:p text:style-name="P1">No caso do framework os nós automaticamente enviam sinais regulares para o servidor central informando sua disponibilidade. Quando do servidor central detectar um timeout de algum nó, ele o reinicia. Há também a possibilidade de criar cópias de nós para redundância.</text:p>
      <text:p text:style-name="P1"/>
      <text:p text:style-name="P1">3) Kubernetes</text:p>
      <text:p text:style-name="P1">O sistema requisita regularmente um relatório da saúde dos nós e dos pods. Se algum não responder ele o reinicia. É igual o Hadoop, porém o servidor central que envia os sinais no lugar dos nó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53:11.611417758</meta:creation-date>
    <dc:date>2023-03-03T09:58:51.646427713</dc:date>
    <meta:editing-duration>PT18S</meta:editing-duration>
    <meta:editing-cycles>1</meta:editing-cycles>
    <meta:document-statistic meta:table-count="0" meta:image-count="0" meta:object-count="0" meta:page-count="1" meta:paragraph-count="6" meta:word-count="120" meta:character-count="714" meta:non-whitespace-character-count="600"/>
    <meta:generator>LibreOffice/7.5.0.3$Linux_X86_64 LibreOffice_project/c21113d003cd3efa8c53188764377a8272d9d6de</meta:generator>
  </office:meta>
</office:document-meta>
</file>